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25A0000031009E07EE3.eps"/>
  <manifest:file-entry manifest:media-type="" manifest:full-path="Pictures/200000020000025A0000030F0CF6A9DF.eps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Demi" svg:font-family="'Franklin Gothic Dem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2in" fo:margin-right="0in" fo:text-indent="0in" style:auto-text-indent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2in" fo:margin-right="0in" fo:text-indent="0in" style:auto-text-indent="false"/>
      <style:text-properties style:font-name="Franklin Gothic Demi" fo:font-size="12pt" style:font-size-asian="12pt" style:font-size-complex="12pt"/>
    </style:style>
    <style:style style:name="P3" style:family="paragraph" style:parent-style-name="Standard">
      <style:paragraph-properties fo:margin-left="2in" fo:margin-right="0in" fo:margin-top="0in" fo:margin-bottom="0in" fo:text-indent="0in" style:auto-text-indent="false">
        <style:tab-stops>
          <style:tab-stop style:position="1.5728in"/>
        </style:tab-stops>
      </style:paragraph-properties>
      <style:text-properties style:font-name="Franklin Gothic Demi" fo:font-size="12pt" style:font-size-asian="12pt" style:font-size-complex="12pt"/>
    </style:style>
    <style:style style:name="P4" style:family="paragraph" style:parent-style-name="Standard">
      <style:paragraph-properties fo:margin-left="2in" fo:margin-right="0in" fo:margin-top="0in" fo:margin-bottom="0in" fo:text-indent="0in" style:auto-text-indent="false">
        <style:tab-stops>
          <style:tab-stop style:position="1.1457in"/>
        </style:tab-stops>
      </style:paragraph-properties>
      <style:text-properties style:font-name="Franklin Gothic Demi" fo:font-size="12pt" style:font-size-asian="12pt" style:font-size-complex="12pt"/>
    </style:style>
    <style:style style:name="P5" style:family="paragraph" style:parent-style-name="Standard">
      <style:paragraph-properties fo:margin-left="2in" fo:margin-right="0in" fo:margin-top="1.65in" fo:margin-bottom="0in" fo:text-indent="0in" style:auto-text-indent="false"/>
      <style:text-properties style:font-name="Franklin Gothic Demi" fo:font-size="12pt" style:font-size-asian="12pt" style:font-size-complex="12pt"/>
    </style:style>
    <style:style style:name="P6" style:family="paragraph" style:parent-style-name="Standard">
      <style:paragraph-properties fo:margin-left="2in" fo:margin-right="0in" fo:margin-top="3.9402in" fo:margin-bottom="0in" fo:text-indent="0in" style:auto-text-indent="false">
        <style:tab-stops>
          <style:tab-stop style:position="1.1457in"/>
        </style:tab-stops>
      </style:paragraph-properties>
      <style:text-properties style:font-name="Franklin Gothic Demi" fo:font-size="12pt" style:font-size-asian="12pt" style:font-size-complex="12pt"/>
    </style:style>
    <style:style style:name="P7" style:family="paragraph" style:parent-style-name="Standard" style:master-page-name="">
      <style:paragraph-properties fo:margin-left="2in" fo:margin-right="0in" fo:margin-top="0.75in" fo:margin-bottom="0in" fo:text-indent="0in" style:auto-text-indent="false" style:page-number="auto" fo:break-before="page">
        <style:tab-stops>
          <style:tab-stop style:position="1.5728in"/>
        </style:tab-stops>
      </style:paragraph-properties>
      <style:text-properties style:font-name="Franklin Gothic Demi" fo:font-size="12pt" style:font-size-asian="12pt" style:font-size-complex="12pt"/>
    </style:style>
    <style:style style:name="P8" style:family="paragraph" style:parent-style-name="Standard">
      <style:paragraph-properties fo:margin-left="2in" fo:margin-right="0in" fo:margin-top="1.9in" fo:margin-bottom="0in" fo:text-indent="0in" style:auto-text-indent="false">
        <style:tab-stops>
          <style:tab-stop style:position="1.1457in"/>
        </style:tab-stops>
      </style:paragraph-properties>
      <style:text-properties style:font-name="Franklin Gothic Demi" fo:font-size="12pt" style:font-size-asian="12pt" style:font-size-complex="12pt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run-through="background" style:wrap="run-through" style:number-wrapped-paragraphs="no-limit" style:vertical-pos="middle" style:vertical-rel="page" style:horizontal-pos="center" style:horizontal-rel="page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background" style:wrap="run-through" style:number-wrapped-paragraphs="no-limit" style:vertical-pos="middle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2" text:anchor-type="page" text:anchor-page-number="2" svg:width="8in" svg:height="10.5in" draw:z-index="0">
        <draw:image xlink:href="Pictures/200000020000025A0000030F0CF6A9DF.eps" xlink:type="simple" xlink:show="embed" xlink:actuate="onLoad"/>
      </draw:frame>
      <draw:frame draw:style-name="fr2" draw:name="graphics1" text:anchor-type="page" text:anchor-page-number="1" svg:width="8in" svg:height="10.5in" draw:z-index="1">
        <draw:image xlink:href="Pictures/200000020000025A0000031009E07EE3.eps" xlink:type="simple" xlink:show="embed" xlink:actuate="onLoad"/>
      </draw:frame>
      <text:p text:style-name="P5">[onshow.company_name]</text:p>
      <text:p text:style-name="P2">109 East 17<text:span text:style-name="T1">th</text:span> Street</text:p>
      <text:p text:style-name="P2">Suite [onshow.suite_no]</text:p>
      <text:p text:style-name="P2">Cheyenne, WY 82001</text:p>
      <text:p text:style-name="P2">Voice: [onshow.phone_no]</text:p>
      <text:p text:style-name="P2">Fax: [onshow.fax_no]</text:p>
      <text:p text:style-name="P1"/>
      <text:p text:style-name="P7">Forward To Email:<text:tab/>[onshow.email]</text:p>
      <text:p text:style-name="P3">Voice Mailbox:<text:tab/>[onshow.suite_no]</text:p>
      <text:p text:style-name="P3">Passcode:<text:tab/>[onshow.suite_no]</text:p>
      <text:p text:style-name="P6"/>
      <text:p text:style-name="P8">SIP Server: <text:tab/>sip.wyphone.net</text:p>
      <text:p text:style-name="P4">SIP Username: <text:tab/>[onshow.sip_user]</text:p>
      <text:p text:style-name="P4">SIP Password: <text:tab/>[onshow.sip_password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Demi" svg:font-family="'Franklin Gothic Dem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eith Vogt</meta:initial-creator>
    <meta:creation-date>2010-11-07T20:55:13.39</meta:creation-date>
    <meta:printed-by>Keith Vogt</meta:printed-by>
    <meta:print-date>2010-11-30T10:36:39.17</meta:print-date>
    <dc:date>2011-10-02T22:07:36.17</dc:date>
    <dc:creator>Keith Vogt</dc:creator>
    <meta:editing-duration>PT18M29S</meta:editing-duration>
    <meta:editing-cycles>4</meta:editing-cycles>
    <meta:generator>OpenOffice.org/3.3$Win32 OpenOffice.org_project/330m20$Build-9567</meta:generator>
    <meta:document-statistic meta:table-count="0" meta:image-count="2" meta:object-count="0" meta:page-count="2" meta:paragraph-count="12" meta:word-count="32" meta:character-count="313"/>
  </office:meta>
</office:document-meta>
</file>